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D000000449829A5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officeooo:rsid="001d728a" officeooo:paragraph-rsid="001d728a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Heading_20_2">
      <style:text-properties officeooo:paragraph-rsid="001d728a"/>
    </style:style>
    <style:style style:name="P7" style:family="paragraph" style:parent-style-name="Standard">
      <style:text-properties fo:color="#000000" loext:opacity="100%" style:text-underline-style="solid" style:text-underline-width="auto" style:text-underline-color="font-color" fo:font-weight="bold" officeooo:paragraph-rsid="001d728a" style:font-weight-asian="bold" style:font-weight-complex="bold">
        <loext:char-complex-color loext:theme-type="dark1" loext:color-type="theme"/>
      </style:text-properties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 style:font-weight-complex="bold"/>
    </style:style>
    <style:style style:name="T7" style:family="text">
      <style:text-properties fo:color="#000000" loext:opacity="100%" style:font-name="Times New Roman" style:text-underline-style="solid" style:text-underline-width="auto" style:text-underline-color="font-color" fo:font-weight="bold" style:font-weight-asian="bold" style:font-name-complex="Times New Roman1" style:font-weight-complex="bold">
        <loext:char-complex-color loext:theme-type="dark1" loext:color-type="theme"/>
      </style:text-properties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text-underline-style="solid" style:text-underline-width="auto" style:text-underline-color="font-color" fo:font-weight="bold" officeooo:rsid="001d728a" style:font-weight-asian="bold" style:font-weight-complex="bold">
        <loext:char-complex-color loext:theme-type="dark1" loext:color-type="theme"/>
      </style:text-properties>
    </style:style>
    <style:style style:name="T11" style:family="text">
      <style:text-properties style:font-name="Times New Roman" fo:font-weight="bold" style:font-weight-asian="bold" style:font-name-complex="Times New Roman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NSF-381</text:span><text:span text:style-name="T2">: </text:span><text:span text:style-name="T1">Full Stack Web Development Laboratory</text:span></text:p>
      <text:p text:style-name="P1" loext:marker-style-name="T1"><text:span text:style-name="T1">Lab04</text:span><text:span text:style-name="T1"/></text:p>
      <text:p text:style-name="P2" loext:marker-style-name="T2"/>
      <text:p text:style-name="P3" loext:marker-style-name="T3"/>
      <text:p text:style-name="Standard" loext:marker-style-name="T4"><text:span text:style-name="T5">GitHub Link</text:span><text:span text:style-name="T6">:</text:span></text:p>
      <text:p text:style-name="P2" loext:marker-style-name="T2"><text:a xlink:type="simple" xlink:href="https://github.com/407-Proxy/ENSF381" text:style-name="Internet_20_link" text:visited-style-name="Visited_20_Internet_20_Link">https://github.com/407-Proxy/ENSF381</text:a> </text:p>
      <text:p text:style-name="P3" loext:marker-style-name="T3"/>
      <text:h text:style-name="Heading_20_2" text:outline-level="2" loext:marker-style-name="T7"><text:span text:style-name="T7">Group Information:</text:span><text:span text:style-name="T7"/></text:h>
      <text:p text:style-name="P4" loext:marker-style-name="T8"><text:span text:style-name="T8">Mazin Mazin (30243457)</text:span></text:p>
      <text:p text:style-name="P4" loext:marker-style-name="T8"><text:span text:style-name="T8">Azlan Qamar (UCID HERE)</text:span></text:p>
      <text:p text:style-name="P5" loext:marker-style-name="T8"/>
      <text:h text:style-name="P6" text:outline-level="2" loext:marker-style-name="T7"><text:span text:style-name="T9">Exercise </text:span><text:span text:style-name="T10">1</text:span><text:span text:style-name="T9">:</text:span></text:h>
      <text:p text:style-name="P7" loext:marker-style-name="T7"><draw:frame draw:style-name="fr1" draw:name="Image1" text:anchor-type="char" svg:width="6.4689in" svg:height="0.7083in" draw:z-index="0"><draw:image xlink:href="Pictures/100000000000026D000000449829A5AB.png" xlink:type="simple" xlink:show="embed" xlink:actuate="onLoad" draw:mime-type="image/png"/></draw:frame></text:p>
      <text:h text:style-name="Heading_20_2" text:outline-level="2" loext:marker-style-name="T7"><text:span text:style-name="T7">Exercise 2:</text:span><text:span text:style-name="T7"/></text:h>
      <text:p text:style-name="P3" loext:marker-style-name="T3"/>
      <text:p text:style-name="Standard" loext:marker-style-name="T3"><text:span text:style-name="T3">Screenshot from Step 9:</text:span><text:span text:style-name="T3"/></text:p>
      <text:p text:style-name="P3" loext:marker-style-name="T3"/>
      <text:p text:style-name="P3" loext:marker-style-name="T3"/>
      <text:p text:style-name="Standard" loext:marker-style-name="T3"><text:span text:style-name="T3">Screenshot from Step 12:</text:span><text:span text:style-name="T3"/></text:p>
      <text:p text:style-name="P3" loext:marker-style-name="T3"/>
      <text:p text:style-name="P3" loext:marker-style-name="T3"/>
      <text:p text:style-name="Standard" loext:marker-style-name="T3"><text:span text:style-name="T3">Screenshot from Step 14: </text:span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h text:style-name="Heading_20_2" text:outline-level="2" loext:marker-style-name="T7"><text:span text:style-name="T7">Exercise 3:</text:span><text:span text:style-name="T7"/></text:h>
      <text:p text:style-name="P5" loext:marker-style-name="T8"/>
      <text:p text:style-name="Standard" loext:marker-style-name="T11"><text:span text:style-name="T11">Screenshot A: </text:span><text:span text:style-name="T11"/></text:p>
      <text:p text:style-name="P5" loext:marker-style-name="T8"/>
      <text:p text:style-name="P5" loext:marker-style-name="T8"/>
      <text:p text:style-name="Standard" loext:marker-style-name="T11"><text:span text:style-name="T11">Screenshot B:</text:span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CA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CA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hmad Abdel Latif</meta:initial-creator>
    <meta:editing-cycles>21</meta:editing-cycles>
    <meta:creation-date>2024-12-14T18:35:00</meta:creation-date>
    <dc:date>2026-02-27T17:27:29.380408213</dc:date>
    <meta:editing-duration>PT7M24S</meta:editing-duration>
    <meta:generator>LibreOffice/26.2.1.2$Linux_X86_64 LibreOffice_project/620$Build-2</meta:generator>
    <meta:document-statistic meta:table-count="0" meta:image-count="1" meta:object-count="0" meta:page-count="1" meta:paragraph-count="15" meta:word-count="41" meta:character-count="296" meta:non-whitespace-character-count="267"/>
    <meta:user-defined meta:name="AppVersion">16.0000</meta:user-defined>
    <meta:template xlink:type="simple" xlink:actuate="onRequest" xlink:title="Normal.dotm" xlink:href=""/>
  </office:meta>
</office:document-meta>
</file>